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12b" officeooo:paragraph-rsid="000b012b"/>
    </style:style>
    <style:style style:name="P2" style:family="paragraph" style:parent-style-name="Standard">
      <style:text-properties officeooo:paragraph-rsid="000b012b"/>
    </style:style>
    <style:style style:name="P3" style:family="paragraph" style:parent-style-name="Text_20_body">
      <style:text-properties officeooo:rsid="000b012b" officeooo:paragraph-rsid="000b012b"/>
    </style:style>
    <style:style style:name="T1" style:family="text">
      <style:text-properties officeooo:rsid="000b01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ая работа <text:span text:style-name="T1">1</text:span></text:p>
      <text:p text:style-name="Standard"/>
      <text:p text:style-name="P1">Объект автоматизации — организация тех заказчик в строительстве.</text:p>
      <text:p text:style-name="P1">Способ оптимизации — Система документооборота. </text:p>
      <text:p text:style-name="P1"/>
      <text:p text:style-name="P1">Текущие применения — 1С документооборот, облачное хранилище, бумажный документооборот</text:p>
      <text:p text:style-name="P1"/>
      <text:p text:style-name="P1">Моя система: <text:line-break/>Делится на <text:s/>3 части — внутренний документооборот, сторонний документооборот, собственный документооборот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Документооборот в строительстве</text:p>
      <text:p text:style-name="P1"/>
      <text:p text:style-name="P1"><text:tab/>В качестве примера я решил взять организация техзаказчика промышленных объектов — Экострой. </text:p>
      <text:p text:style-name="P2">Технический заказчик в строительной отрасли играет ключевую роль в успешной реализации проектов. Он выступает в качестве координатора и связующего звена между инвестором и подрядными организациями, обеспечивая эффективное взаимодействие участников проекта и организацию работы на всех этапах строительства. Технический заказчик также отвечает за контроль за соблюдением норм безопасности на строительной площадке.<text:line-break/><text:line-break/>Основная задача технического заказчика заключается в обеспечении реализации проекта в соответствии с заранее установленными требованиями, стандартами и сроками. Для этого требуется глубокое знание строительной отрасли, а также умение оптимизировать затраты и гарантировать высокое качество выполненных работ. В обязанности технического заказчика входит подготовка технических заданий для проектирования, организация тендеров для выбора подрядчиков, контроль за ходом строительных и монтажных работ, а также общее управление проектом.<text:line-break/><text:line-break/>Во время строительства технический заказчик осуществляет надзор за соответствием выполняемых работ проектной документации и действующим строительным стандартам и нормам. Это включает контроль за качеством строительства, координацию работы подрядчиков, оперативное решение возникающих проблем и контроль за соблюдением установленных сроков выполнения работ.<text:line-break/><text:line-break/>Важной частью деятельности технического заказчика является ведение и контроль документации проекта. Это включает подготовку и сбор отчетов о выполненных работах, актов сдачи-приемки объекта, а также обеспечение контроля за исполнением финансовых обязательств как со стороны подрядчиков, так и со стороны заказчика.</text:p>
      <text:p text:style-name="P2"/>
      <text:p text:style-name="P2">1. Название: Система электронного документооборота (EDMS).<text:line-break/>2. Местоположение: Организация "XYZ Company", расположенная в городе N.<text:line-break/>3. Цель автоматизации: Улучшение эффективности работы с документами, сокращение времени на обработку и поиск документов, повышение прозрачности и контроля над документооборотом, обеспечение безопасности и конфиденциальности информации.<text:line-break/>4. Характеристики объекта автоматизации:<text:line-break/>   - Система электронного документооборота (EDMS) позволяет создавать, хранить, обрабатывать и управлять электронными документами.<text:line-break/>   - В системе хранятся различные типы документов, включая договоры, счета, отчеты, письма и другие.<text:line-break/>   - Система обеспечивает возможность поиска и фильтрации документов по различным параметрам, таким как дата, автор, тема и т.д.<text:line-break/>   - В системе предусмотрены функции контроля версий документов, что позволяет отслеживать изменения и сохранять историю изменений.<text:line-break/>   - Система обеспечивает безопасность и конфиденциальность информации, используя механизмы шифрования и авторизации доступа.<text:line-break/>5. Требования к автоматизации:<text:line-break/>   - Автоматическое создание, хранение и обработка электронных документов.<text:line-break/>   - Автоматический поиск и фильтрация документов по различным параметрам.<text:line-break/>   - Автоматический контроль версий документов и сохранение истории изменений.<text:line-break/>   - Автоматическая авторизация доступа к документам в соответствии с правами пользователей.<text:line-break/>   - Автоматическая отчетность о документообороте и статистика использования системы.<text:line-break/><text:soft-page-break/><text:line-break/>Описание объекта автоматизации предназначено для определения основных характеристик и требований к системе электронного документооборота (EDMS) в организации "XYZ Company". Оно позволяет определить необходимые функции и компоненты системы, а также оценить эффективность и целесообразность ее внедр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44:55.952430287</meta:creation-date>
    <dc:date>2024-02-19T13:37:54.183074540</dc:date>
    <meta:editing-duration>PT52M59S</meta:editing-duration>
    <meta:editing-cycles>1</meta:editing-cycles>
    <meta:document-statistic meta:table-count="0" meta:image-count="0" meta:object-count="0" meta:page-count="3" meta:paragraph-count="9" meta:word-count="445" meta:character-count="3851" meta:non-whitespace-character-count="3371"/>
    <meta:generator>LibreOffice/7.6.4.1$Linux_X86_64 LibreOffice_project/60$Build-1</meta:generator>
  </office:meta>
</office:document-meta>
</file>